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YearMonthDurationDV.getActualValue( String content , Validat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YearMonthDurationDV.getDuration( DateTimeData dat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